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             L" svg:font-family="'Nimbus Sans              L', sans-serif"/>
    <style:font-face style:name="Nimbus Sans L" svg:font-family="'Nimbus Sans L', sans-serif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style:font-name="Nimbus Sans L" fo:font-size="9pt"/>
    </style:style>
    <style:style style:name="P3" style:family="paragraph" style:parent-style-name="Text_20_body">
      <style:paragraph-properties fo:margin-top="0in" fo:margin-bottom="0in"/>
      <style:text-properties style:font-name="Nimbus Sans L" fo:font-size="9pt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/>
      <style:text-properties fo:color="#000080" style:font-name="Nimbus Sans L" fo:font-size="9pt" fo:font-weight="bold"/>
    </style:style>
    <style:style style:name="P5" style:family="paragraph" style:parent-style-name="Text_20_body">
      <style:paragraph-properties fo:margin-top="0in" fo:margin-bottom="0in"/>
      <style:text-properties fo:color="#000080" style:font-name="Nimbus Sans L" fo:font-size="9pt" fo:font-weight="normal"/>
    </style:style>
    <style:style style:name="P6" style:family="paragraph" style:parent-style-name="Text_20_body">
      <style:paragraph-properties fo:margin-top="0in" fo:margin-bottom="0in"/>
      <style:text-properties style:font-name="Courier" fo:font-size="10pt" style:font-size-asian="10pt" style:font-size-complex="10pt"/>
    </style:style>
    <style:style style:name="P7" style:family="paragraph" style:parent-style-name="Heading_20_4">
      <style:paragraph-properties fo:margin-top="0in" fo:margin-bottom="0in"/>
    </style:style>
    <style:style style:name="P8" style:family="paragraph" style:parent-style-name="Preformatted_20_Text">
      <style:text-properties style:font-name="Courier" fo:font-size="10pt" style:font-size-asian="10pt" style:font-size-complex="10pt"/>
    </style:style>
    <style:style style:name="P9" style:family="paragraph" style:parent-style-name="Preformatted_20_Text">
      <style:text-properties style:font-name="Courier" fo:font-size="11pt" style:font-size-asian="11pt" style:font-size-complex="11pt"/>
    </style:style>
    <style:style style:name="P10" style:family="paragraph" style:parent-style-name="Preformatted_20_Text">
      <style:paragraph-properties fo:margin-top="0in" fo:margin-bottom="0.1965in"/>
    </style:style>
    <style:style style:name="P11" style:family="paragraph" style:parent-style-name="Preformatted_20_Text">
      <style:paragraph-properties fo:margin-top="0in" fo:margin-bottom="0.1965in" fo:padding="0in" fo:border="none"/>
      <style:text-properties fo:background-color="#ffff80"/>
    </style:style>
    <style:style style:name="P12" style:family="paragraph" style:parent-style-name="Preformatted_20_Text">
      <style:paragraph-properties fo:margin-top="0in" fo:margin-bottom="0in"/>
    </style:style>
    <style:style style:name="P13" style:family="paragraph" style:parent-style-name="Preformatted_20_Text">
      <style:paragraph-properties fo:margin-top="0in" fo:margin-bottom="0in"/>
      <style:text-properties style:font-name="Nimbus Sans L" fo:font-size="9pt"/>
    </style:style>
    <style:style style:name="P14" style:family="paragraph" style:parent-style-name="Preformatted_20_Text">
      <style:paragraph-properties fo:padding="0in" fo:border="none"/>
      <style:text-properties fo:background-color="#ffff80"/>
    </style:style>
    <style:style style:name="T1" style:family="text">
      <style:text-properties fo:font-size="9pt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9pt"/>
    </style:style>
    <style:style style:name="T4" style:family="text">
      <style:text-properties style:font-name="Nimbus Sans L" fo:font-size="9pt" style:text-underline-style="solid" style:text-underline-width="auto" style:text-underline-color="font-color"/>
    </style:style>
    <style:style style:name="T5" style:family="text">
      <style:text-properties style:font-name="Nimbus Sans L" fo:font-size="9pt" style:text-underline-style="none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Nimbus Sans              L" fo:font-weight="normal"/>
    </style:style>
    <style:style style:name="T8" style:family="text">
      <style:text-properties fo:color="#000080" style:font-name="Nimbus Sans L" fo:font-size="9pt" fo:font-weight="bold"/>
    </style:style>
    <style:style style:name="T9" style:family="text">
      <style:text-properties style:text-underline-style="none"/>
    </style:style>
    <style:style style:name="T10" style:family="text">
      <style:text-properties style:font-name="Courier"/>
    </style:style>
    <style:style style:name="T11" style:family="text">
      <style:text-properties style:font-name="Courier" fo:font-size="9pt"/>
    </style:style>
    <style:style style:name="T12" style:family="text">
      <style:text-properties style:font-name="Courier" fo:font-size="9pt" style:text-underline-style="none"/>
    </style:style>
    <style:style style:name="T13" style:family="text">
      <style:text-properties style:font-name="Courier" style:text-underline-style="none"/>
    </style:style>
    <style:style style:name="T14" style:family="text">
      <style:text-properties style:font-name="Courier" fo:font-size="10pt" style:font-size-asian="10pt" style:font-size-complex="10pt"/>
    </style:style>
    <style:style style:name="T15" style:family="text">
      <style:text-properties style:font-name="Courier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Courier" fo:font-size="11pt" style:font-size-asian="11pt" style:font-size-complex="11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tbar_tauola in 122 Extended2023HGCalMuon esiste solo con 8TeV o 14 TeV:</text:p>
      <text:p text:style-name="P2"/>
      <text:p text:style-name="P2"/>
      <text:p text:style-name="P2">12219 <text:s/>TTbar_Tauola_8TeV_Extended2023HGCalMuon_GenSimFull+DigiFull_Extended2023HGCalMuon+RecoFull_Extended2023HGCalMuon+HARVESTFull_Extended2023HGCalMuon </text:p>
      <text:p text:style-name="P2">12239 <text:s/>TTbar_Tauola_14TeV_Extended2023HGCalMuon_GenSimFull+DigiFull_Extended2023HGCalMuon+RecoFull_Extended2023HGCalMuon+HARVESTFull_Extended2023HGCalMuon</text:p>
      <text:p text:style-name="P2"/>
      <text:p text:style-name="P2"/>
      <text:p text:style-name="P2"/>
      <text:p text:style-name="P2"/>
      <text:p text:style-name="P2"/>
      <text:p text:style-name="P2"/>
      <text:p text:style-name="P3">GEM-SIM: (E' sempre senza PU :-))</text:p>
      <text:p text:style-name="P1"><text:span text:style-name="T3">in <text:s/>$CMSSW_RELEASE_BASE/src/Configuration/Generator/python/TT*py cerco il </text:span>many pre-configured process generator fragments e trovo:</text:p>
      <text:p text:style-name="P1"><text:s text:c="3"/>Configuration/Generator/python/TTbar_Tauola_8TeV_cfi.py</text:p>
      <text:p text:style-name="P1"><text:s text:c="3"/>Configuration/Generator/python/TTbar_Tauola_14TeV_cfi.py <text:s text:c="2"/></text:p>
      <text:p text:style-name="P1"/>
      <text:p text:style-name="P2"/>
      <text:p text:style-name="P2">by hand:</text:p>
      <text:p text:style-name="P2">cd sample/12239</text:p>
      <text:p text:style-name="P2"/>
      <text:p text:style-name="P2">a la GEM:</text:p>
      <text:p text:style-name="P2"/>
      <text:p text:style-name="P9">cmsDriver.py <text:s text:c="2"/>TTbar_Tauola_14TeV_cfi <text:s/>\ </text:p>
      <text:p text:style-name="P9">--conditions auto:upgradePLS3 \</text:p>
      <text:p text:style-name="P9">–n 10 -eventcontent FEVTDEBUG <text:s/>\</text:p>
      <text:p text:style-name="P9">-s GEN,SIM \</text:p>
      <text:p text:style-name="P9">--datatier GEN-SIM \<text:line-break/>--geometry Extended2023HGCalMuon,Extended2023HGCalMuonReco \</text:p>
      <text:p text:style-name="P9">--magField 38T_PostLS1 \</text:p>
      <text:p text:style-name="P9">--fileou<text:span text:style-name="T9">t file:step1.root</text:span> &gt; step1_TTbar_14TeV+TTbar_Tauola_14TeV_Extended2023HGCalMuon_GenSimFull+DigiFull_Extended2023HGCalMuon+RecoFull_Extended2023HGCalMuon+HARVESTFull_Extended2023HGCalMuon.log 2&gt;&amp;1</text:p>
      <text:p text:style-name="P13"/>
      <text:p text:style-name="P8">cmsDriver.py TTbar_Tauola_14TeV_cfi --conditions auto:upgradePLS3 –n 10 -eventcontent FEVTDEBUG <text:s text:c="24"/>-s GEN,SIM --datatier GEN-SIM --geometry Extended2023HGCalMuon,Extended2023HGCalMuonReco --magField 38T_PostLS1 --fileou<text:span text:style-name="T9">t file:step1.root</text:span> &gt; step1_TTbar_14TeV+TTbar_Tauola_14TeV_Extended2023HGCalMuon_GenSimFull+DigiFull_Extended2023HGCalMuon+RecoFull_Extended2023HGCalMuon+HARVESTFull_Extended2023HGCalMuon.log 2&gt;&amp;1</text:p>
      <text:p text:style-name="P13"/>
      <text:p text:style-name="P2"/>
      <text:p text:style-name="P2">step1 from runTheMatrix senza PU:</text:p>
      <text:p text:style-name="P2"/>
      <text:p text:style-name="P1"><text:span text:style-name="T3">a la relval:</text:span></text:p>
      <text:p text:style-name="P1"><text:span text:style-name="T14">cmsDriver.py TTbar_Tauola_14TeV_cfi --conditions auto:upgradePLS3 -n 10 --eventcontent FEVTDEBUG <text:s text:c="4"/></text:span><text:span text:style-name="T15">--relval 9000,100</text:span><text:span text:style-name="T14"> -s GEN,SIM --datatier GEN-SIM --beamspot Gauss </text:span><text:span text:style-name="T15">--customise SLHCUpgradeSimulations/Configuration/combinedCustoms.cust_2023HGCalMuon</text:span><text:span text:style-name="T14"> --geometry Extended2023HGCalMuon,Extended2023HGCalMuonReco --magField 38T_PostLS1 --fileout </text:span><text:a xlink:type="simple" xlink:href="/step1.root"><text:span text:style-name="T14">file:step1.root</text:span></text:a><text:span text:style-name="T14"> &gt; step1_TTbar_14TeV+TTbar_Tauola_14TeV_Extended2023HGCalMuon_GenSimFull+DigiFull_Extended2023HGCalMuon+RecoFull_Extended2023HGCalMuon+HARVESTFull_Extended2023HGCalMuon.log 2&gt;&amp;1</text:span></text:p>
      <text:p text:style-name="P6"/>
      <text:p text:style-name="Preformatted_20_Text"/>
      <text:p text:style-name="P1"/>
      <text:p text:style-name="P1">Produce MINIMUMBIAS:( <text:a xlink:type="simple" xlink:href="https://github.com/gem-sw/GEMCode/tree/master/GEMPhysics/python">https://github.com/gem-sw/GEMCode/tree/master/GEMPhysics/python</text:a>)</text:p>
      <text:p text:style-name="P1"/>
      <text:p text:style-name="P12">cmsDriver.py MinBias_TuneZ2star_14TeV_pythia6_cff --conditions auto:upgradePLS3 </text:p>
      <text:p text:style-name="Preformatted_20_Text"><text:soft-page-break/><text:s/>- n 10 --eventcontent FEVTDEBUG -s GEN,SIM <text:s/>--datatier GEN-SIM --geometry <text:s/><text:span text:style-name="T14">Extended2023HGCalMuon,Extended2023HGCalMuonReco </text:span>--magField 38T_PostLS1 --evt_type GEMCode/GEMPhysics/MinBias_TuneZ2star_14TeV_pythia6_cff --no_exec</text:p>
      <text:p text:style-name="P10">--fileout file:step2.root</text:p>
      <text:p text:style-name="P1"/>
      <text:p text:style-name="P1"/>
      <text:p text:style-name="P1"/>
      <text:p text:style-name="P1">DIGI------------------------------------------</text:p>
      <text:h text:style-name="P7" text:outline-level="4">Digitizer without PU</text:h>
      <text:p text:style-name="P12">cmsDriver.py <text:span text:style-name="T16">TTbar_Tauola_14TeV_cfi </text:span>\</text:p>
      <text:p text:style-name="Preformatted_20_Text">--conditions auto:upgradePLS3 \</text:p>
      <text:p text:style-name="Preformatted_20_Text">-n 10 \</text:p>
      <text:p text:style-name="Preformatted_20_Text">--eventcontent FEVTDEBUGHLT \</text:p>
      <text:p text:style-name="Preformatted_20_Text">-s GEN,SIM,DIGI:pdigi_valid \</text:p>
      <text:p text:style-name="Preformatted_20_Text">--datatier GEN-SIM-DIGI \</text:p>
      <text:p text:style-name="Preformatted_20_Text">--customise <text:span text:style-name="T15">SLHCUpgradeSimulations/Configuration/combinedCustoms.cust_2023HGCalMuon </text:span>\</text:p>
      <text:p text:style-name="P1"><text:span text:style-name="T14">--geometry Extended2023HGCalMuon,Extended2023HGCalMuonReco \</text:span></text:p>
      <text:p text:style-name="Preformatted_20_Text">--magField 38T_PostLS1 \</text:p>
      <text:p text:style-name="P10">--fileout <text:a xlink:type="simple" xlink:href="/step2.root">file:step2.root</text:a> &gt; <text:span text:style-name="T8">step2_TTbar_14TeV+TTbar_Tauola_14TeV_PU__Extended2023HGCalMuon_GenSimFull+DigiFull_Extended2023HGCalMuon+RecoFull_Extended2023HGCalMuon+HARVESTFull_Extended2023HGCalMuon.log</text:span></text:p>
      <text:p text:style-name="P1"/>
      <text:p text:style-name="P1"/>
      <text:p text:style-name="P1"/>
      <text:p text:style-name="P1"/>
      <text:h text:style-name="P7" text:outline-level="4">Digitizer with PU </text:h>
      <text:p text:style-name="P1">To make a configuration for a PU sample, you have to specify the average PU and bunch crossing spacing. This is done by the extra option <text:span text:style-name="Source_20_Text">--pileup</text:span>. Relevant options for GEM studies are </text:p>
      <text:p text:style-name="P14">--pileup AVE_100_BX_25ns</text:p>
      <text:p text:style-name="P14">--pileup AVE_140_BX_25ns</text:p>
      <text:p text:style-name="P11">--pileup AVE_200_BX_25ns</text:p>
      <text:p text:style-name="Text_20_body">All available options are listed</text:p>
      <text:p text:style-name="Text_20_body"/>
      <text:p text:style-name="Text_20_body"><text:span text:style-name="Strong_20_Emphasis">Note:</text:span> the input <text:a xlink:type="simple" xlink:href="https://twiki.cern.ch/twiki/bin/edit/MPGD/MinBias?topicparent=MPGD.GemSimulationsInstructionsCMSSW;nowysiwyg=1">MinBias</text:a> events have to be produced <text:span text:style-name="Strong_20_Emphasis"><text:span text:style-name="T18">with the same geometry!!!</text:span></text:span><text:span text:style-name="T18"> </text:span>.</text:p>
      <text:p text:style-name="Text_20_body"/>
      <text:p text:style-name="Preformatted_20_Text">cmsDriver.py SingleMuPt100_cfi \</text:p>
      <text:p text:style-name="Preformatted_20_Text">--conditions auto:upgradePLS3 \</text:p>
      <text:p text:style-name="Preformatted_20_Text">-n 100 \</text:p>
      <text:p text:style-name="Preformatted_20_Text">--eventcontent FEVTDEBUGHLT \</text:p>
      <text:p text:style-name="Preformatted_20_Text">-s GEN,SIM,DIGI:pdigi_valid \</text:p>
      <text:p text:style-name="Preformatted_20_Text">--datatier GEN-SIM-DIGI \</text:p>
      <text:p text:style-name="Preformatted_20_Text">--customise SLHCUpgradeSimulations/Configuration/combinedCustoms.cust_2023Muon \</text:p>
      <text:p text:style-name="Preformatted_20_Text">--geometry Extended2023Muon \</text:p>
      <text:p text:style-name="Preformatted_20_Text">--magField 38T_PostLS1 \</text:p>
      <text:p text:style-name="Preformatted_20_Text">--pileup AVE_100_BX_25ns \</text:p>
      <text:p text:style-name="Preformatted_20_Text">--pileup_input dbs:/path/to/your/MinBias/input/file, dbs:/path/to/another/MinBias/input/file \</text:p>
      <text:p text:style-name="Preformatted_20_Text">--no_exec \</text:p>
      <text:p text:style-name="P10">--fileout file:out_digi.root</text:p>
      <text:p text:style-name="Text_20_body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copio step1 dal sample senza PU.</text:p>
      <text:p text:style-name="P2">In 62X non esiste A<text:span text:style-name="T7">VE_10_BX_25ns_m8 come mixing scenario per cui penso di usare </text:span><text:span text:style-name="T6">AVE_20_BX_25ns</text:span></text:p>
      <text:p text:style-name="P1"/>
      <text:p text:style-name="P1"/>
      <text:p text:style-name="P1"/>
      <text:p text:style-name="P4"># in: /afs/cern.ch/user/a/azzolini/scratch0/CMSSW_6_2_X_SLHC_2014-06-16-0200/src/samples going to execute cd</text:p>
      <text:p text:style-name="P4">&gt; cd 12239_TTbar_14TeV+TTbar_Tauola_14TeV_PU__Extended2023HGCalMuon_GenSimFull+DigiFull_Extended2023HGCalMuon+RecoFull_Extended2023HGCalMuon+HARVESTFull_Extended2023HGCalMuon</text:p>
      <text:p text:style-name="P1"/>
      <text:p text:style-name="P1"><text:span text:style-name="T8">cmsDriver.py step2 --conditions auto:upgradePLS3 <text:s text:c="4"/>--pileup_input das:/RelValMinBias_13/CMSSW_7_1_0_pre6-PRE_LS171_V5-v1/GEN-SIM <text:s text:c="5"/>-n 10 <text:s text:c="5"/>--eventcontent FEVTDEBUGHLT -s DIGI:pdigi_valid,L1,DIGI2RAW --datatier GEN-SIM-DIGI-RAW --pileup AVE_140_BX_25ns --customise SLHCUpgradeSimulations/Configuration/combinedCustoms.cust_2023HGCalMuon --geometry Extended2023HGCalMuon,Extended2023HGCalMuonReco --magField 38T_PostLS1 --filein </text:span><text:a xlink:type="simple" xlink:href="/step1.root"><text:span text:style-name="T8">file:step1.root</text:span></text:a><text:span text:style-name="T8"> --fileout </text:span><text:a xlink:type="simple" xlink:href="/step2.root"><text:span text:style-name="T8">file:step2.root</text:span></text:a><text:span text:style-name="T8"> &gt; step2_TTbar_14TeV+TTbar_Tauola_14TeV_PU__Extended2023HGCalMuon_GenSimFull+DigiFull_Extended2023HGCalMuon+RecoFull_Extended2023HGCalMuon+HARVESTFull_Extended2023HGCalMuon.log</text:span></text:p>
      <text:p text:style-name="P1"/>
      <text:p text:style-name="P1"/>
      <text:p text:style-name="P1"/>
      <text:p text:style-name="P1"/>
      <text:p text:style-name="P1"/>
      <text:p text:style-name="P4"># in: /afs/cern.ch/user/a/azzolini/scratch0/CMSSW_6_2_X_SLHC_2014-06-16-0200/src/samples going to execute cd</text:p>
      <text:p text:style-name="P4">&gt; cd 12239_TTbar_14TeV+TTbar_Tauola_14TeV_PU__Extended2023HGCalMuon_GenSimFull+DigiFull_Extended2023HGCalMuon+RecoFull_Extended2023HGCalMuon+HARVESTFull_Extended2023HGCalMuon</text:p>
      <text:p text:style-name="P1"/>
      <text:p text:style-name="P1"/>
      <text:p text:style-name="P1"><text:span text:style-name="T8">cmsDriver.py step3 --conditions auto:upgradePLS3 -n 10 --eventcontent FEVTDEBUGHLT,DQM -s RAW2DIGI,L1Reco,RECO,VALIDATION,DQM --datatier GEN-SIM-RECO,DQM --customise SLHCUpgradeSimulations/Configuration/combinedCustoms.cust_2023HGCalMuon --geometry Extended2023HGCalMuon,Extended2023HGCalMuonReco --magField 38T_PostLS1 --filein </text:span><text:a xlink:type="simple" xlink:href="/step2.root"><text:span text:style-name="T8">file:step2.root</text:span></text:a><text:span text:style-name="T8"> --fileout </text:span><text:a xlink:type="simple" xlink:href="/step3.root"><text:span text:style-name="T8">file:step3.root</text:span></text:a><text:span text:style-name="T8"> &gt; step3_TTbar_14TeV+TTbar_Tauola_14TeV_Extended2023HGCalMuon_GenSimFull+DigiFull_Extended2023HGCalMuon+RecoFull_Extended2023HGCalMuon+HARVESTFull_Extended2023HGCalMuon.log 2&gt;&amp;1 </text:span></text:p>
      <text:p text:style-name="P1"/>
      <text:p text:style-name="P1"/>
      <text:p text:style-name="P1"/>
      <text:p text:style-name="P1"/>
      <text:p text:style-name="P1"/>
      <text:p text:style-name="P1"/>
      <text:p text:style-name="P1">run the matrix without PU:</text:p>
      <text:p text:style-name="P1">samples/12239 $ runTheMatrix.py -w upgrade -l 12239 &gt;&amp; 12239noPU.lo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xception: AVE_10_BX_25ns_m8 is not a know mixing scenario: </text:p>
      <text:p text:style-name="P5">available are: E14TeV_L28E32_BX2808 </text:p>
      <text:p text:style-name="P5">2012_Summer_50ns_PoissonOOTPU_FixedInTime0 </text:p>
      <text:p text:style-name="P5">LowLumiPileUp4Sources </text:p>
      <text:p text:style-name="P5">E8TeV_ProbDist_2011EarlyData_50ns </text:p>
      <text:p text:style-name="P5">E7TeV_Chamonix2012_50ns_PoissonOOT </text:p>
      <text:p text:style-name="P5">E7TeV_FlatDist10_2011EarlyData_50ns_PoissonOOT </text:p>
      <text:p text:style-name="P5">E7TeV_L34E30_BX156 </text:p>
      <text:p text:style-name="P5">2012_peak11_25ns_PoissonOOTPU </text:p>
      <text:p text:style-name="P5">FS_E7TeV_ProbDist_2011Data_inTimeOnly </text:p>
      <text:p text:style-name="P5">AVE_70_BX_25ns </text:p>
      <text:p text:style-name="P5">FS_mix_2012_Startup_inTimeOnly </text:p>
      <text:p text:style-name="P5">E7TeV_Ave23_50ns </text:p>
      <text:p text:style-name="P5">AVE_20_BX_50ns </text:p>
      <text:p text:style-name="P5">fromDB </text:p>
      <text:p text:style-name="P5">E7TeV_Ave32_50ns </text:p>
      <text:p text:style-name="P5">E8TeV_AVE_10_BX_50ns_300ns_spread </text:p>
      <text:p text:style-name="P5">E7TeV_FIX_1_BX156 </text:p>
      <text:p text:style-name="P5">E7TeV_Fall2011ReDigi_prelim_50ns_PoissonOOT </text:p>
      <text:p text:style-name="P5">E7TeV_AVE_1_BX2808 </text:p>
      <text:p text:style-name="P5">E7TeV_AVE_10_BX2808 </text:p>
      <text:p text:style-name="P5">AVE_100_BX_50ns </text:p>
      <text:p text:style-name="P5">FS_NoPileUp </text:p>
      <text:p text:style-name="P5">E7TeV_AVE_5_BX2808 </text:p>
      <text:p text:style-name="P5">2012_lumiLevel_15_20_50ns_PoissonOOTPU </text:p>
      <text:p text:style-name="P5">E7TeV_Ave18p4_50ns </text:p>
      <text:p text:style-name="P5">E8TeV_AVE_16_BX_50ns </text:p>
      <text:p text:style-name="P5">LowLumiPileUp4Sources_ProdStep1 </text:p>
      <text:p text:style-name="P5">E7TeV_FlatDist10_2011EarlyData_25ns_PoissonOOT </text:p>
      <text:p text:style-name="P5">E8TeV_2012_25nsRunning_TrainBackOOTPU </text:p>
      <text:p text:style-name="P5">E7TeV_AVE_05_BX2808 </text:p>
      <text:p text:style-name="P5">AVE_150_BX_50ns </text:p>
      <text:p text:style-name="P5">E7TeV_AVE_1_BX156 </text:p>
      <text:p text:style-name="P5">E7TeV_FlatDist10_2011EarlyData_75ns </text:p>
      <text:p text:style-name="P5">E10TeV_L13E31_BX432 </text:p>
      <text:p text:style-name="P5">E7TeV_AVE_2_8_BXgt50ns_intime_only </text:p>
      <text:p text:style-name="P5">E7TeV_FIX_5_BX156 </text:p>
      <text:p text:style-name="P5">AVE_50_BX_50ns </text:p>
      <text:p text:style-name="P5">E10TeV_FIX_3_BX432 </text:p>
      <text:p text:style-name="P5">E7TeV_Flat20_AllEarly_75ns </text:p>
      <text:p text:style-name="P5">E7TeV_AVE_3_BX156 </text:p>
      <text:p text:style-name="P5">AVE_175_BX_50ns </text:p>
      <text:p text:style-name="P5">E10TeV_FIX_2_BX432 </text:p>
      <text:p text:style-name="P5">E7TeV_Fall2011ReDigi_50ns_PoissonOOT </text:p>
      <text:p text:style-name="P5">E10TeV_FIX_1_BX432 </text:p>
      <text:p text:style-name="P5">AVE_125_BX_25ns </text:p>
      <text:p text:style-name="P5">AVE_40_BX_50ns </text:p>
      <text:p text:style-name="P5">156BxLumiPileUp </text:p>
      <text:p text:style-name="P5">AVE_200_BX_50ns </text:p>
      <text:p text:style-name="P5">FS_FlatDist10_2011EarlyData_inTimeOnly </text:p>
      <text:p text:style-name="P5">E10TeV_FIX_5_BX432 </text:p>
      <text:p text:style-name="P5">2012A_Profile_PoissonOOTPU </text:p>
      <text:p text:style-name="P5">E7TeV_Flat20_AllEarly_50ns </text:p>
      <text:p text:style-name="P5">InitialLumiPileUp </text:p>
      <text:p text:style-name="P5">E7TeV_AVE_5_BX156 </text:p>
      <text:p text:style-name="P5"><text:soft-page-break/>2012_Startup_50ns_PoissonOOTPU </text:p>
      <text:p text:style-name="P5">E7TeV_AVE_02_BX2808 </text:p>
      <text:p text:style-name="P5">E7TeV_AVE_50_BX2808 </text:p>
      <text:p text:style-name="P5">AVE_175_BX_25ns </text:p>
      <text:p text:style-name="P5">E7TeV_FIX_3_BX156 </text:p>
      <text:p text:style-name="P5">E7TeV_FIX_2_BX156 </text:p>
      <text:p text:style-name="P5">E7TeV_AVE_2_BX2808 </text:p>
      <text:p text:style-name="P5">E7TeV_AVE_01_BX2808 </text:p>
      <text:p text:style-name="P5">FS_2012_Summer_inTimeOnly </text:p>
      <text:p text:style-name="P5">E7TeV_L69E30_BX156 </text:p>
      <text:p text:style-name="P5">E7TeV_AVE_20_BX2808 </text:p>
      <text:p text:style-name="P5">AVE_35_BX_50ns </text:p>
      <text:p text:style-name="P5">E7TeV_Ave25_25ns_PoissonOOTPU </text:p>
      <text:p text:style-name="P5">2012C_Profile_PoissonOOTPU </text:p>
      <text:p text:style-name="P5">E7TeV_Flat20_AllLate_75ns </text:p>
      <text:p text:style-name="P5">E8TeV_2012_run198588_BX_50ns </text:p>
      <text:p text:style-name="P5">E8TeV_2012_25nsRunning_PoissonOOTPU </text:p>
      <text:p text:style-name="P5">FS_mix_2012_Summer_inTimeOnly </text:p>
      <text:p text:style-name="P5">AVE_140_BX_25ns </text:p>
      <text:p text:style-name="P5">AVE_140_BX_50ns </text:p>
      <text:p text:style-name="P5">AVE_35_BX_25ns </text:p>
      <text:p text:style-name="P5">NoPileUp </text:p>
      <text:p text:style-name="P5">E7TeV_Ave25_50ns_PoissonOOTPU </text:p>
      <text:p text:style-name="P5">E7TeV_ProbDist_2010Data_BX156 </text:p>
      <text:p text:style-name="P5">E8TeV_AVE_10_BX_25ns </text:p>
      <text:p text:style-name="P5">E7TeV_AVE_2_8_BX_50ns </text:p>
      <text:p text:style-name="P5">FS_E7TeV_Fall2011_Reprocess_inTimeOnly </text:p>
      <text:p text:style-name="P5">E7TeV_FlatDist10_2011EarlyData_inTimeOnly </text:p>
      <text:p text:style-name="P5">2012B_Profile_PoissonOOTPU </text:p>
      <text:p text:style-name="P5">2012D_Profile_PoissonOOTPU </text:p>
      <text:p text:style-name="P5">2012_Summer_50ns_PoissonOOTPU_FixedInTime30 </text:p>
      <text:p text:style-name="P5">E7TeV_AVE_2_BX156 </text:p>
      <text:p text:style-name="P5">AVE_25_BX_25ns </text:p>
      <text:p text:style-name="P5">AVE_150_BX_25ns </text:p>
      <text:p text:style-name="P5">FS_2012_Startup_inTimeOnly </text:p>
      <text:p text:style-name="P5">E8TeV_2012_run203002_BX_50ns </text:p>
      <text:p text:style-name="P5">E7TeV_Fall2011_Reprocess_50ns_PoissonOOTPU </text:p>
      <text:p text:style-name="P5">AVE_80_BX_50ns </text:p>
      <text:p text:style-name="P5">AVE_75_BX_25ns </text:p>
      <text:p text:style-name="P5">E8TeV_FlatDist_2011EarlyData_50ns </text:p>
      <text:p text:style-name="P5">E8TeV_AVE_10_BX_25ns_300ns_spread </text:p>
      <text:p text:style-name="P5">AVE_75_BX_50ns </text:p>
      <text:p text:style-name="P5">AVE_45_BX_25ns </text:p>
      <text:p text:style-name="P5">E8TeV_AVE_4_BX_50ns </text:p>
      <text:p text:style-name="P5">AVE_40_BX_25ns </text:p>
      <text:p text:style-name="P5">LowLumiPileUp </text:p>
      <text:p text:style-name="P5">E8TeV_2012_25nsRunning_TrainFrontOOTPU </text:p>
      <text:p text:style-name="P5">HiMix </text:p>
      <text:p text:style-name="P5">FS_LowLumiPileUp </text:p>
      <text:p text:style-name="P5">2012_Summer_50ns_PoissonOOTPU </text:p>
      <text:p text:style-name="P5">AVE_100_BX_25ns </text:p>
      <text:p text:style-name="P5">AVE_200_BX_25ns </text:p>
      <text:p text:style-name="P5">E7TeV_FlatDist10_2011EarlyData_50ns </text:p>
      <text:p text:style-name="P5">AVE_20_BX_25ns </text:p>
      <text:p text:style-name="P5">E10TeV_L21E31_BX432 </text:p>
      <text:p text:style-name="P5">AVE_125_BX_50ns </text:p>
      <text:p text:style-name="P5">AVE_50_BX_25ns </text:p>
      <text:p text:style-name="P5">AVE_70_BX_50ns </text:p>
      <text:p text:style-name="P5">E7TeV_Flat20_AllLate_50ns </text:p>
      <text:p text:style-name="P5">E8TeV_AVE_10_BX_50ns </text:p>
      <text:p text:style-name="P5">ProdStep2 </text:p>
      <text:p text:style-name="P5">E8TeV_AVE_16_BX_25ns </text:p>
      <text:p text:style-name="P5">AVE_25_BX_50ns </text:p>
      <text:p text:style-name="P5">E7TeV_Fall2011ReDigi_25ns_PoissonOOT </text:p>
      <text:p text:style-name="P5">2012_peak26_50ns_PoissonOOTPU </text:p>
      <text:p text:style-name="P5">E14TeV_L10E33_BX2808 </text:p>
      <text:p text:style-name="P5">E8TeV_2012_run209148_BX_25ns </text:p>
      <text:p text:style-name="P5">HighLumiPileUp </text:p>
      <text:p text:style-name="P5">E8TeV_2012_ZmumugSkim </text:p>
      <text:p text:style-name="P5">2011_FinalDist_OOTPU </text:p>
      <text:p text:style-name="P5"><text:soft-page-break/>LowLumiPileUp_ProdStep1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             L" svg:font-family="'Nimbus Sans              L', sans-serif"/>
    <style:font-face style:name="Nimbus Sans L" svg:font-family="'Nimbus Sans L', sans-serif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1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6-24T14:08:19</meta:creation-date>
    <dc:date>2014-06-24T17:15:37</dc:date>
    <meta:editing-duration>PT03H07M24S</meta:editing-duration>
    <meta:editing-cycles>2</meta:editing-cycles>
    <meta:generator>NeoOffice/3.2.1$Unix OpenOffice.org_project/Patch 0</meta:generator>
    <meta:document-statistic meta:table-count="0" meta:image-count="0" meta:object-count="0" meta:page-count="6" meta:paragraph-count="193" meta:word-count="594" meta:character-count="8957"/>
  </office:meta>
</office:document-meta>
</file>